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1" table:style-name="ta1">
        <table:shapes>
          <draw:frame draw:z-index="0" draw:style-name="gr1" draw:text-style-name="P1" svg:width="22.798cm" svg:height="14.263cm" svg:x="0.248cm" svg:y="4.144cm">
            <draw:object draw:notify-on-update-of-ranges="O1.A1:O1.A1 O1.B1:O1.F1 O1.A2:O1.A2 O1.B2:O1.F2 O1.A1:O1.A1 O1.B1:O1.F1 O1.A5:O1.A5 O1.B5:O1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587cm" svg:height="14.237cm" svg:x="24.532cm" svg:y="4.064cm">
            <draw:object draw:notify-on-update-of-ranges="O1.A1:O1.A1 O1.B1:O1.F1 O1.A3:O1.A3 O1.B3:O1.F3 O1.A1:O1.A1 O1.B1:O1.F1 O1.A6:O1.A6 O1.B6:O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221cm" svg:height="11.927cm" svg:x="0.193cm" svg:y="18.885cm">
            <draw:object draw:notify-on-update-of-ranges="O1.A1:O1.A1 O1.B1:O1.F1 O1.A4:O1.A4 O1.B4:O1.F4 O1.A1:O1.A1 O1.B1:O1.F1 O1.A7:O1.A7 O1.B7:O1.F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 работы 1</text:p>
          </table:table-cell>
          <table:table-cell office:value-type="float" office:value="34.08815" calcext:value-type="float">
            <text:p>34,08815</text:p>
          </table:table-cell>
          <table:table-cell office:value-type="float" office:value="17.626326" calcext:value-type="float">
            <text:p>17,626326</text:p>
          </table:table-cell>
          <table:table-cell office:value-type="float" office:value="9.90748" calcext:value-type="float">
            <text:p>9,90748</text:p>
          </table:table-cell>
          <table:table-cell office:value-type="float" office:value="5.629638" calcext:value-type="float">
            <text:p>5,629638</text:p>
          </table:table-cell>
          <table:table-cell office:value-type="float" office:value="4.315359" calcext:value-type="float">
            <text:p>4,315359</text:p>
          </table:table-cell>
          <table:table-cell/>
          <table:table-cell office:value-type="string" calcext:value-type="string">
            <text:p>Время на 4 потоках при использовании комбинаций из schedule dynamic и static</text:p>
          </table:table-cell>
        </table:table-row>
        <table:table-row table:style-name="ro1">
          <table:table-cell office:value-type="string" calcext:value-type="string">
            <text:p>Ускорение 1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$B$2]/[.C2]" office:value-type="float" office:value="1.93393393495616" calcext:value-type="float">
            <text:p>1,93393393495616</text:p>
          </table:table-cell>
          <table:table-cell table:formula="of:=[.$B$2]/[.D2]" office:value-type="float" office:value="3.44064787413146" calcext:value-type="float">
            <text:p>3,44064787413146</text:p>
          </table:table-cell>
          <table:table-cell table:formula="of:=[.$B$2]/[.E2]" office:value-type="float" office:value="6.05512290488305" calcext:value-type="float">
            <text:p>6,05512290488305</text:p>
          </table:table-cell>
          <table:table-cell table:formula="of:=[.$B$2]/[.F2]" office:value-type="float" office:value="7.89926168367452" calcext:value-type="float">
            <text:p>7,89926168367452</text:p>
          </table:table-cell>
          <table:table-cell/>
          <table:table-cell office:value-type="float" office:value="10.764874" calcext:value-type="float">
            <text:p>10,764874</text:p>
          </table:table-cell>
        </table:table-row>
        <table:table-row table:style-name="ro1">
          <table:table-cell office:value-type="string" calcext:value-type="string">
            <text:p>Эффективность 1</text:p>
          </table:table-cell>
          <table:table-cell table:formula="of:=[.B3]/[.B1]" office:value-type="float" office:value="1" calcext:value-type="float">
            <text:p>1</text:p>
          </table:table-cell>
          <table:table-cell table:formula="of:=[.C3]/[.C1]" office:value-type="float" office:value="0.966966967478078" calcext:value-type="float">
            <text:p>0,966966967478078</text:p>
          </table:table-cell>
          <table:table-cell table:formula="of:=[.D3]/[.D1]" office:value-type="float" office:value="0.860161968532866" calcext:value-type="float">
            <text:p>0,860161968532866</text:p>
          </table:table-cell>
          <table:table-cell table:formula="of:=[.E3]/[.E1]" office:value-type="float" office:value="0.756890363110381" calcext:value-type="float">
            <text:p>0,756890363110381</text:p>
          </table:table-cell>
          <table:table-cell table:formula="of:=[.F3]/[.F1]" office:value-type="float" office:value="0.658271806972877" calcext:value-type="float">
            <text:p>0,658271806972877</text:p>
          </table:table-cell>
          <table:table-cell/>
          <table:table-cell office:value-type="string" calcext:value-type="string">
            <text:p>Время на 4 потоках при использовании комбинаций из schedule dynamic и static (тут static только для умножения матрицы на вектор)</text:p>
          </table:table-cell>
        </table:table-row>
        <table:table-row table:style-name="ro1">
          <table:table-cell office:value-type="string" calcext:value-type="string">
            <text:p>Время работы 2</text:p>
          </table:table-cell>
          <table:table-cell office:value-type="float" office:value="34.080591" calcext:value-type="float">
            <text:p>34,080591</text:p>
          </table:table-cell>
          <table:table-cell office:value-type="float" office:value="17.195001" calcext:value-type="float">
            <text:p>17,195001</text:p>
          </table:table-cell>
          <table:table-cell office:value-type="float" office:value="9.799603" calcext:value-type="float">
            <text:p>9,799603</text:p>
          </table:table-cell>
          <table:table-cell office:value-type="float" office:value="5.794603" calcext:value-type="float">
            <text:p>5,794603</text:p>
          </table:table-cell>
          <table:table-cell office:value-type="float" office:value="4.219038" calcext:value-type="float">
            <text:p>4,219038</text:p>
          </table:table-cell>
          <table:table-cell/>
          <table:table-cell office:value-type="float" office:value="11.804879" calcext:value-type="float">
            <text:p>11,804879</text:p>
          </table:table-cell>
        </table:table-row>
        <table:table-row table:style-name="ro1">
          <table:table-cell office:value-type="string" calcext:value-type="string">
            <text:p>Ускорение 2</text:p>
          </table:table-cell>
          <table:table-cell table:formula="of:=[.$B$5]/[.B5]" office:value-type="float" office:value="1" calcext:value-type="float">
            <text:p>1</text:p>
          </table:table-cell>
          <table:table-cell table:formula="of:=[.$B$5]/[.C5]" office:value-type="float" office:value="1.98200575853412" calcext:value-type="float">
            <text:p>1,98200575853412</text:p>
          </table:table-cell>
          <table:table-cell table:formula="of:=[.$B$5]/[.D5]" office:value-type="float" office:value="3.47775221098242" calcext:value-type="float">
            <text:p>3,47775221098242</text:p>
          </table:table-cell>
          <table:table-cell table:formula="of:=[.$B$5]/[.E5]" office:value-type="float" office:value="5.88143674381144" calcext:value-type="float">
            <text:p>5,88143674381144</text:p>
          </table:table-cell>
          <table:table-cell table:formula="of:=[.$B$5]/[.F5]" office:value-type="float" office:value="8.07781086588933" calcext:value-type="float">
            <text:p>8,07781086588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ффективность 2</text:p>
          </table:table-cell>
          <table:table-cell table:formula="of:=[.B6]/[.B1]" office:value-type="float" office:value="1" calcext:value-type="float">
            <text:p>1</text:p>
          </table:table-cell>
          <table:table-cell table:formula="of:=[.C6]/[.C1]" office:value-type="float" office:value="0.991002879267061" calcext:value-type="float">
            <text:p>0,991002879267061</text:p>
          </table:table-cell>
          <table:table-cell table:formula="of:=[.D6]/[.D1]" office:value-type="float" office:value="0.869438052745606" calcext:value-type="float">
            <text:p>0,869438052745606</text:p>
          </table:table-cell>
          <table:table-cell table:formula="of:=[.E6]/[.E1]" office:value-type="float" office:value="0.73517959297643" calcext:value-type="float">
            <text:p>0,73517959297643</text:p>
          </table:table-cell>
          <table:table-cell table:formula="of:=[.F6]/[.F1]" office:value-type="float" office:value="0.673150905490778" calcext:value-type="float">
            <text:p>0,673150905490778</text:p>
          </table:table-cell>
          <table:table-cell table:number-columns-repeated="2"/>
        </table:table-row>
      </table:table>
      <table:table table:name="O3" table:style-name="ta1">
        <table:shapes>
          <draw:frame draw:z-index="0" draw:style-name="gr1" draw:text-style-name="P1" svg:width="20.706cm" svg:height="10.97cm" svg:x="22.825cm" svg:y="0.319cm">
            <draw:object draw:notify-on-update-of-ranges="O3.A1:O3.A1 O3.B1:O3.F1 O3.A2:O3.A2 O3.B2:O3.F2 O3.A1:O3.A1 O3.B1:O3.F1 O3.A5:O3.A5 O3.B5:O3.F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9.604cm" svg:height="11.262cm" svg:x="0.248cm" svg:y="3.666cm">
            <draw:object draw:notify-on-update-of-ranges="O3.A1:O3.A1 O3.B1:O3.F1 O3.A3:O3.A3 O3.B3:O3.F3 O3.A1:O3.A1 O3.B1:O3.F1 O3.A6:O3.A6 O3.B6:O3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0.072cm" svg:height="10.306cm" svg:x="20.76cm" svg:y="12.218cm">
            <draw:object draw:notify-on-update-of-ranges="O3.A1:O3.A1 O3.B1:O3.F1 O3.A4:O3.A4 O3.B4:O3.F4 O3.A1:O3.A1 O3.B1:O3.F1 O3.A7:O3.A7 O3.B7:O3.F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Время работы 1</text:p>
          </table:table-cell>
          <table:table-cell office:value-type="float" office:value="33.047124" calcext:value-type="float">
            <text:p>33,047124</text:p>
          </table:table-cell>
          <table:table-cell office:value-type="float" office:value="17.248222" calcext:value-type="float">
            <text:p>17,248222</text:p>
          </table:table-cell>
          <table:table-cell office:value-type="float" office:value="8.982813" calcext:value-type="float">
            <text:p>8,982813</text:p>
          </table:table-cell>
          <table:table-cell office:value-type="float" office:value="5.412032" calcext:value-type="float">
            <text:p>5,412032</text:p>
          </table:table-cell>
          <table:table-cell office:value-type="float" office:value="3.932288" calcext:value-type="float">
            <text:p>3,932288</text:p>
          </table:table-cell>
        </table:table-row>
        <table:table-row table:style-name="ro1">
          <table:table-cell office:value-type="string" calcext:value-type="string">
            <text:p>Ускорение 1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$B$2]/[.C2]" office:value-type="float" office:value="1.91597278838364" calcext:value-type="float">
            <text:p>1,91597278838364</text:p>
          </table:table-cell>
          <table:table-cell table:formula="of:=[.$B$2]/[.D2]" office:value-type="float" office:value="3.67892819320629" calcext:value-type="float">
            <text:p>3,67892819320629</text:p>
          </table:table-cell>
          <table:table-cell table:formula="of:=[.$B$2]/[.E2]" office:value-type="float" office:value="6.10623218783629" calcext:value-type="float">
            <text:p>6,10623218783629</text:p>
          </table:table-cell>
          <table:table-cell table:formula="of:=[.$B$2]/[.F2]" office:value-type="float" office:value="8.40404466814231" calcext:value-type="float">
            <text:p>8,40404466814231</text:p>
          </table:table-cell>
        </table:table-row>
        <table:table-row table:style-name="ro1">
          <table:table-cell office:value-type="string" calcext:value-type="string">
            <text:p>Эффективность 1</text:p>
          </table:table-cell>
          <table:table-cell table:formula="of:=[.B3]/[.B1]" office:value-type="float" office:value="1" calcext:value-type="float">
            <text:p>1</text:p>
          </table:table-cell>
          <table:table-cell table:formula="of:=[.C3]/[.C1]" office:value-type="float" office:value="0.957986394191819" calcext:value-type="float">
            <text:p>0,957986394191819</text:p>
          </table:table-cell>
          <table:table-cell table:formula="of:=[.D3]/[.D1]" office:value-type="float" office:value="0.919732048301573" calcext:value-type="float">
            <text:p>0,919732048301573</text:p>
          </table:table-cell>
          <table:table-cell table:formula="of:=[.E3]/[.E1]" office:value-type="float" office:value="0.763279023479536" calcext:value-type="float">
            <text:p>0,763279023479536</text:p>
          </table:table-cell>
          <table:table-cell table:formula="of:=[.F3]/[.F1]" office:value-type="float" office:value="0.700337055678526" calcext:value-type="float">
            <text:p>0,700337055678526</text:p>
          </table:table-cell>
        </table:table-row>
        <table:table-row table:style-name="ro1">
          <table:table-cell office:value-type="string" calcext:value-type="string">
            <text:p>Время работы 2</text:p>
          </table:table-cell>
          <table:table-cell office:value-type="float" office:value="34.051791" calcext:value-type="float">
            <text:p>34,051791</text:p>
          </table:table-cell>
          <table:table-cell office:value-type="float" office:value="17.038069" calcext:value-type="float">
            <text:p>17,038069</text:p>
          </table:table-cell>
          <table:table-cell office:value-type="float" office:value="9.132876" calcext:value-type="float">
            <text:p>9,132876</text:p>
          </table:table-cell>
          <table:table-cell office:value-type="float" office:value="5.470951" calcext:value-type="float">
            <text:p>5,470951</text:p>
          </table:table-cell>
          <table:table-cell office:value-type="float" office:value="3.963513" calcext:value-type="float">
            <text:p>3,963513</text:p>
          </table:table-cell>
        </table:table-row>
        <table:table-row table:style-name="ro1">
          <table:table-cell office:value-type="string" calcext:value-type="string">
            <text:p>Ускорение 2</text:p>
          </table:table-cell>
          <table:table-cell table:formula="of:=[.$B$5]/[.B5]" office:value-type="float" office:value="1" calcext:value-type="float">
            <text:p>1</text:p>
          </table:table-cell>
          <table:table-cell table:formula="of:=[.$B$5]/[.C5]" office:value-type="float" office:value="1.99857102351211" calcext:value-type="float">
            <text:p>1,99857102351211</text:p>
          </table:table-cell>
          <table:table-cell table:formula="of:=[.$B$5]/[.D5]" office:value-type="float" office:value="3.72848498107278" calcext:value-type="float">
            <text:p>3,72848498107278</text:p>
          </table:table-cell>
          <table:table-cell table:formula="of:=[.$B$5]/[.E5]" office:value-type="float" office:value="6.2241082034915" calcext:value-type="float">
            <text:p>6,2241082034915</text:p>
          </table:table-cell>
          <table:table-cell table:formula="of:=[.$B$5]/[.F5]" office:value-type="float" office:value="8.59131558291849" calcext:value-type="float">
            <text:p>8,59131558291849</text:p>
          </table:table-cell>
        </table:table-row>
        <table:table-row table:style-name="ro1">
          <table:table-cell office:value-type="string" calcext:value-type="string">
            <text:p>Эффективность 2</text:p>
          </table:table-cell>
          <table:table-cell table:formula="of:=[.B6]/[.B1]" office:value-type="float" office:value="1" calcext:value-type="float">
            <text:p>1</text:p>
          </table:table-cell>
          <table:table-cell table:formula="of:=[.C6]/[.C1]" office:value-type="float" office:value="0.999285511756056" calcext:value-type="float">
            <text:p>0,999285511756056</text:p>
          </table:table-cell>
          <table:table-cell table:formula="of:=[.D6]/[.D1]" office:value-type="float" office:value="0.932121245268194" calcext:value-type="float">
            <text:p>0,932121245268194</text:p>
          </table:table-cell>
          <table:table-cell table:formula="of:=[.E6]/[.E1]" office:value-type="float" office:value="0.778013525436437" calcext:value-type="float">
            <text:p>0,778013525436437</text:p>
          </table:table-cell>
          <table:table-cell table:formula="of:=[.F6]/[.F1]" office:value-type="float" office:value="0.715942965243207" calcext:value-type="float">
            <text:p>0,715942965243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0:33:57.271676632</meta:creation-date>
    <meta:editing-duration>PT8M50S</meta:editing-duration>
    <meta:editing-cycles>4</meta:editing-cycles>
    <meta:generator>LibreOffice/7.3.7.2$Linux_X86_64 LibreOffice_project/30$Build-2</meta:generator>
    <dc:date>2024-03-28T11:58:54.524030860</dc:date>
    <meta:document-statistic meta:table-count="2" meta:cell-count="8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99cm" svg:height="14.264cm" xlink:href=".." xlink:type="simple" chart:class="chart:scatter" chart:style-name="ch1">
        <chart:title svg:x="9.834cm" svg:y="0.421cm" chart:style-name="ch2">
          <text:p>Время работы</text:p>
        </chart:title>
        <chart:subtitle svg:x="9.53cm" svg:y="1.485cm" chart:style-name="ch3">
          <text:p>Замерено локально</text:p>
        </chart:subtitle>
        <chart:legend chart:legend-position="end" svg:x="18.889cm" svg:y="6.584cm" style:legend-expansion="high" chart:style-name="ch4"/>
        <chart:plot-area chart:style-name="ch5" table:cell-range-address="O1.A1:O1.F2 O1.A5:O1.F5" chart:data-source-has-labels="column" svg:x="1.466cm" svg:y="2.453cm" svg:width="16.968cm" svg:height="10.545cm">
          <chart:coordinate-region svg:x="2.087cm" svg:y="2.652cm" svg:width="16.16cm" svg:height="9.699cm"/>
          <chart:axis chart:dimension="x" chart:name="primary-x" chart:style-name="ch6">
            <chart:title svg:x="8.821cm" svg:y="13.283cm" chart:style-name="ch7">
              <text:p>Число потоков</text:p>
            </chart:title>
          </chart:axis>
          <chart:axis chart:dimension="y" chart:name="primary-y" chart:style-name="ch8">
            <chart:title svg:x="0.451cm" svg:y="9.171cm" chart:style-name="ch9">
              <text:p>Время работы, сек</text:p>
            </chart:title>
            <chart:grid chart:style-name="ch10" chart:class="major"/>
          </chart:axis>
          <chart:series chart:style-name="ch11" chart:values-cell-range-address="O1.B2:O1.F2" chart:label-cell-address="O1.A2:O1.A2" chart:class="chart:scatter">
            <chart:domain table:cell-range-address="O1.B1:O1.F1"/>
            <chart:data-point chart:repeated="5"/>
          </chart:series>
          <chart:series chart:style-name="ch12" chart:values-cell-range-address="O1.B5:O1.F5" chart:label-cell-address="O1.A5:O1.A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1.B1:O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Время работы 1</text:p>
                <draw:g>
                  <svg:desc>O1.A2:O1.A2</svg:desc>
                </draw:g>
              </table:table-cell>
              <table:table-cell office:value-type="float" office:value="34.08815">
                <text:p>34.08815</text:p>
                <draw:g>
                  <svg:desc>O1.B2:O1.F2</svg:desc>
                </draw:g>
              </table:table-cell>
              <table:table-cell office:value-type="float" office:value="17.626326">
                <text:p>17.626326</text:p>
              </table:table-cell>
              <table:table-cell office:value-type="float" office:value="9.90748">
                <text:p>9.90748</text:p>
              </table:table-cell>
              <table:table-cell office:value-type="float" office:value="5.629638">
                <text:p>5.629638</text:p>
              </table:table-cell>
              <table:table-cell office:value-type="float" office:value="4.315359">
                <text:p>4.315359</text:p>
              </table:table-cell>
            </table:table-row>
            <table:table-row>
              <table:table-cell office:value-type="string">
                <text:p>Время работы 2</text:p>
                <draw:g>
                  <svg:desc>O1.A5:O1.A5</svg:desc>
                </draw:g>
              </table:table-cell>
              <table:table-cell office:value-type="float" office:value="34.080591">
                <text:p>34.080591</text:p>
                <draw:g>
                  <svg:desc>O1.B5:O1.F5</svg:desc>
                </draw:g>
              </table:table-cell>
              <table:table-cell office:value-type="float" office:value="17.195001">
                <text:p>17.195001</text:p>
              </table:table-cell>
              <table:table-cell office:value-type="float" office:value="9.799603">
                <text:p>9.799603</text:p>
              </table:table-cell>
              <table:table-cell office:value-type="float" office:value="5.794603">
                <text:p>5.794603</text:p>
              </table:table-cell>
              <table:table-cell office:value-type="float" office:value="4.219038">
                <text:p>4.219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88cm" svg:height="14.238cm" xlink:href=".." xlink:type="simple" chart:class="chart:scatter" chart:style-name="ch1">
        <chart:title svg:x="9.639cm" svg:y="0.42cm" chart:style-name="ch2">
          <text:p>Ускорение</text:p>
        </chart:title>
        <chart:subtitle svg:x="8.925cm" svg:y="1.483cm" chart:style-name="ch3">
          <text:p>Замерено локально</text:p>
        </chart:subtitle>
        <chart:legend chart:legend-position="end" svg:x="18.286cm" svg:y="6.571cm" style:legend-expansion="high" chart:style-name="ch4"/>
        <chart:plot-area chart:style-name="ch5" table:cell-range-address="O1.A1:O1.F1 O1.A3:O1.F3 O1.A6:O1.F6" chart:data-source-has-labels="column" svg:x="1.442cm" svg:y="2.45cm" svg:width="16.413cm" svg:height="10.523cm">
          <chart:coordinate-region svg:x="1.878cm" svg:y="2.649cm" svg:width="15.79cm" svg:height="9.677cm"/>
          <chart:axis chart:dimension="x" chart:name="primary-x" chart:style-name="ch6">
            <chart:title svg:x="8.519cm" svg:y="13.257cm" chart:style-name="ch7">
              <text:p>Число потоков</text:p>
            </chart:title>
          </chart:axis>
          <chart:axis chart:dimension="y" chart:name="primary-y" chart:style-name="ch8">
            <chart:title svg:x="0.451cm" svg:y="8.575cm" chart:style-name="ch9">
              <text:p>Ускорение</text:p>
            </chart:title>
            <chart:grid chart:style-name="ch10" chart:class="major"/>
          </chart:axis>
          <chart:series chart:style-name="ch11" chart:values-cell-range-address="O1.B3:O1.F3" chart:label-cell-address="O1.A3:O1.A3" chart:class="chart:scatter">
            <chart:domain table:cell-range-address="O1.B1:O1.F1"/>
            <chart:data-point chart:repeated="5"/>
          </chart:series>
          <chart:series chart:style-name="ch12" chart:values-cell-range-address="O1.B6:O1.F6" chart:label-cell-address="O1.A6:O1.A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1.B1:O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Ускорение 1</text:p>
                <draw:g>
                  <svg:desc>O1.A3:O1.A3</svg:desc>
                </draw:g>
              </table:table-cell>
              <table:table-cell office:value-type="float" office:value="1">
                <text:p>1</text:p>
                <draw:g>
                  <svg:desc>O1.B3:O1.F3</svg:desc>
                </draw:g>
              </table:table-cell>
              <table:table-cell office:value-type="float" office:value="1.93393393495616">
                <text:p>1.93393393495616</text:p>
              </table:table-cell>
              <table:table-cell office:value-type="float" office:value="3.44064787413146">
                <text:p>3.44064787413146</text:p>
              </table:table-cell>
              <table:table-cell office:value-type="float" office:value="6.05512290488305">
                <text:p>6.05512290488305</text:p>
              </table:table-cell>
              <table:table-cell office:value-type="float" office:value="7.89926168367452">
                <text:p>7.89926168367452</text:p>
              </table:table-cell>
            </table:table-row>
            <table:table-row>
              <table:table-cell office:value-type="string">
                <text:p>Ускорение 2</text:p>
                <draw:g>
                  <svg:desc>O1.A6:O1.A6</svg:desc>
                </draw:g>
              </table:table-cell>
              <table:table-cell office:value-type="float" office:value="1">
                <text:p>1</text:p>
                <draw:g>
                  <svg:desc>O1.B6:O1.F6</svg:desc>
                </draw:g>
              </table:table-cell>
              <table:table-cell office:value-type="float" office:value="1.98200575853412">
                <text:p>1.98200575853412</text:p>
              </table:table-cell>
              <table:table-cell office:value-type="float" office:value="3.47775221098242">
                <text:p>3.47775221098242</text:p>
              </table:table-cell>
              <table:table-cell office:value-type="float" office:value="5.88143674381144">
                <text:p>5.88143674381144</text:p>
              </table:table-cell>
              <table:table-cell office:value-type="float" office:value="8.07781086588933">
                <text:p>8.07781086588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22cm" svg:height="11.928cm" xlink:href=".." xlink:type="simple" chart:class="chart:scatter" chart:style-name="ch1">
        <chart:title svg:x="8.731cm" svg:y="0.374cm" chart:style-name="ch2">
          <text:p>Эффективность распараллеливания</text:p>
        </chart:title>
        <chart:subtitle svg:x="10.742cm" svg:y="1.391cm" chart:style-name="ch3">
          <text:p>Замерено локально</text:p>
        </chart:subtitle>
        <chart:legend chart:legend-position="end" svg:x="20.994cm" svg:y="5.416cm" style:legend-expansion="high" chart:style-name="ch4"/>
        <chart:plot-area chart:style-name="ch5" table:cell-range-address="O1.A1:O1.F1 O1.A4:O1.F4 O1.A7:O1.F7" chart:data-source-has-labels="column" svg:x="1.515cm" svg:y="2.312cm" svg:width="18.975cm" svg:height="8.397cm">
          <chart:coordinate-region svg:x="2.242cm" svg:y="2.512cm" svg:width="18.061cm" svg:height="7.55cm"/>
          <chart:axis chart:dimension="x" chart:name="primary-x" chart:style-name="ch6">
            <chart:title svg:x="9.873cm" svg:y="10.947cm" chart:style-name="ch7">
              <text:p>Число потоков</text:p>
            </chart:title>
          </chart:axis>
          <chart:axis chart:dimension="y" chart:name="primary-y" chart:style-name="ch8">
            <chart:title svg:x="0.451cm" svg:y="7.758cm" chart:style-name="ch9">
              <text:p>Эффективность</text:p>
            </chart:title>
            <chart:grid chart:style-name="ch10" chart:class="major"/>
          </chart:axis>
          <chart:series chart:style-name="ch11" chart:values-cell-range-address="O1.B4:O1.F4" chart:label-cell-address="O1.A4:O1.A4" chart:class="chart:scatter">
            <chart:domain table:cell-range-address="O1.B1:O1.F1"/>
            <chart:data-point chart:repeated="5"/>
          </chart:series>
          <chart:series chart:style-name="ch12" chart:values-cell-range-address="O1.B7:O1.F7" chart:label-cell-address="O1.A7:O1.A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1.B1:O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Эффективность 1</text:p>
                <draw:g>
                  <svg:desc>O1.A4:O1.A4</svg:desc>
                </draw:g>
              </table:table-cell>
              <table:table-cell office:value-type="float" office:value="1">
                <text:p>1</text:p>
                <draw:g>
                  <svg:desc>O1.B4:O1.F4</svg:desc>
                </draw:g>
              </table:table-cell>
              <table:table-cell office:value-type="float" office:value="0.966966967478078">
                <text:p>0.966966967478078</text:p>
              </table:table-cell>
              <table:table-cell office:value-type="float" office:value="0.860161968532866">
                <text:p>0.860161968532866</text:p>
              </table:table-cell>
              <table:table-cell office:value-type="float" office:value="0.756890363110381">
                <text:p>0.756890363110381</text:p>
              </table:table-cell>
              <table:table-cell office:value-type="float" office:value="0.658271806972877">
                <text:p>0.658271806972877</text:p>
              </table:table-cell>
            </table:table-row>
            <table:table-row>
              <table:table-cell office:value-type="string">
                <text:p>Эффективность 2</text:p>
                <draw:g>
                  <svg:desc>O1.A7:O1.A7</svg:desc>
                </draw:g>
              </table:table-cell>
              <table:table-cell office:value-type="float" office:value="1">
                <text:p>1</text:p>
                <draw:g>
                  <svg:desc>O1.B7:O1.F7</svg:desc>
                </draw:g>
              </table:table-cell>
              <table:table-cell office:value-type="float" office:value="0.991002879267061">
                <text:p>0.991002879267061</text:p>
              </table:table-cell>
              <table:table-cell office:value-type="float" office:value="0.869438052745606">
                <text:p>0.869438052745606</text:p>
              </table:table-cell>
              <table:table-cell office:value-type="float" office:value="0.73517959297643">
                <text:p>0.73517959297643</text:p>
              </table:table-cell>
              <table:table-cell office:value-type="float" office:value="0.673150905490778">
                <text:p>0.673150905490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07cm" svg:height="10.971cm" xlink:href=".." xlink:type="simple" chart:class="chart:scatter" chart:style-name="ch1">
        <chart:title svg:x="8.788cm" svg:y="0.355cm" chart:style-name="ch2">
          <text:p>Время работы</text:p>
        </chart:title>
        <chart:subtitle svg:x="8.484cm" svg:y="1.353cm" chart:style-name="ch3">
          <text:p>Замерено локально</text:p>
        </chart:subtitle>
        <chart:legend chart:legend-position="end" svg:x="16.797cm" svg:y="4.937cm" style:legend-expansion="high" chart:style-name="ch4"/>
        <chart:plot-area chart:style-name="ch5" table:cell-range-address="O3.A1:O3.F2 O3.A5:O3.F5" chart:data-source-has-labels="column" svg:x="1.032cm" svg:y="2.073cm" svg:width="16.334cm" svg:height="7.992cm">
          <chart:coordinate-region svg:x="1.653cm" svg:y="2.272cm" svg:width="15.526cm" svg:height="7.146cm"/>
          <chart:axis chart:dimension="x" chart:name="primary-x" chart:style-name="ch6">
            <chart:title svg:x="8.07cm" svg:y="10.284cm" chart:style-name="ch7">
              <text:p>Число потоков</text:p>
            </chart:title>
          </chart:axis>
          <chart:axis chart:dimension="y" chart:name="primary-y" chart:style-name="ch8">
            <chart:title svg:x="0.058cm" svg:y="7.515cm" chart:style-name="ch9">
              <text:p>Время работы, сек</text:p>
            </chart:title>
            <chart:grid chart:style-name="ch10" chart:class="major"/>
          </chart:axis>
          <chart:series chart:style-name="ch11" chart:values-cell-range-address="O3.B2:O3.F2" chart:label-cell-address="O3.A2:O3.A2" chart:class="chart:scatter">
            <chart:domain table:cell-range-address="O3.B1:O3.F1"/>
            <chart:data-point chart:repeated="5"/>
          </chart:series>
          <chart:series chart:style-name="ch12" chart:values-cell-range-address="O3.B5:O3.F5" chart:label-cell-address="O3.A5:O3.A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3.B1:O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Время работы 1</text:p>
                <draw:g>
                  <svg:desc>O3.A2:O3.A2</svg:desc>
                </draw:g>
              </table:table-cell>
              <table:table-cell office:value-type="float" office:value="33.047124">
                <text:p>33.047124</text:p>
                <draw:g>
                  <svg:desc>O3.B2:O3.F2</svg:desc>
                </draw:g>
              </table:table-cell>
              <table:table-cell office:value-type="float" office:value="17.248222">
                <text:p>17.248222</text:p>
              </table:table-cell>
              <table:table-cell office:value-type="float" office:value="8.982813">
                <text:p>8.982813</text:p>
              </table:table-cell>
              <table:table-cell office:value-type="float" office:value="5.412032">
                <text:p>5.412032</text:p>
              </table:table-cell>
              <table:table-cell office:value-type="float" office:value="3.932288">
                <text:p>3.932288</text:p>
              </table:table-cell>
            </table:table-row>
            <table:table-row>
              <table:table-cell office:value-type="string">
                <text:p>Время работы 2</text:p>
                <draw:g>
                  <svg:desc>O3.A5:O3.A5</svg:desc>
                </draw:g>
              </table:table-cell>
              <table:table-cell office:value-type="float" office:value="34.051791">
                <text:p>34.051791</text:p>
                <draw:g>
                  <svg:desc>O3.B5:O3.F5</svg:desc>
                </draw:g>
              </table:table-cell>
              <table:table-cell office:value-type="float" office:value="17.038069">
                <text:p>17.038069</text:p>
              </table:table-cell>
              <table:table-cell office:value-type="float" office:value="9.132876">
                <text:p>9.132876</text:p>
              </table:table-cell>
              <table:table-cell office:value-type="float" office:value="5.470951">
                <text:p>5.470951</text:p>
              </table:table-cell>
              <table:table-cell office:value-type="float" office:value="3.963513">
                <text:p>3.9635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05cm" svg:height="11.263cm" xlink:href=".." xlink:type="simple" chart:class="chart:scatter" chart:style-name="ch1">
        <chart:title svg:x="8.647cm" svg:y="0.361cm" chart:style-name="ch2">
          <text:p>Ускорение</text:p>
        </chart:title>
        <chart:subtitle svg:x="7.933cm" svg:y="1.365cm" chart:style-name="ch3">
          <text:p>Замерено локально</text:p>
        </chart:subtitle>
        <chart:legend chart:legend-position="end" svg:x="16.303cm" svg:y="5.083cm" style:legend-expansion="high" chart:style-name="ch4"/>
        <chart:plot-area chart:style-name="ch5" table:cell-range-address="O3.A1:O3.F1 O3.A3:O3.F3 O3.A6:O3.F6" chart:data-source-has-labels="column" svg:x="1.403cm" svg:y="2.273cm" svg:width="14.508cm" svg:height="7.784cm">
          <chart:coordinate-region svg:x="2.024cm" svg:y="2.472cm" svg:width="13.7cm" svg:height="6.938cm"/>
          <chart:axis chart:dimension="x" chart:name="primary-x" chart:style-name="ch6">
            <chart:title svg:x="7.528cm" svg:y="10.282cm" chart:style-name="ch7">
              <text:p>Число потоков</text:p>
            </chart:title>
          </chart:axis>
          <chart:axis chart:dimension="y" chart:name="primary-y" chart:style-name="ch8">
            <chart:title svg:x="0.451cm" svg:y="7.029cm" chart:style-name="ch9">
              <text:p>Ускорение</text:p>
            </chart:title>
            <chart:grid chart:style-name="ch10" chart:class="major"/>
          </chart:axis>
          <chart:series chart:style-name="ch11" chart:values-cell-range-address="O3.B3:O3.F3" chart:label-cell-address="O3.A3:O3.A3" chart:class="chart:scatter">
            <chart:domain table:cell-range-address="O3.B1:O3.F1"/>
            <chart:data-point chart:repeated="5"/>
          </chart:series>
          <chart:series chart:style-name="ch12" chart:values-cell-range-address="O3.B6:O3.F6" chart:label-cell-address="O3.A6:O3.A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3.B1:O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Ускорение 1</text:p>
                <draw:g>
                  <svg:desc>O3.A3:O3.A3</svg:desc>
                </draw:g>
              </table:table-cell>
              <table:table-cell office:value-type="float" office:value="1">
                <text:p>1</text:p>
                <draw:g>
                  <svg:desc>O3.B3:O3.F3</svg:desc>
                </draw:g>
              </table:table-cell>
              <table:table-cell office:value-type="float" office:value="1.91597278838364">
                <text:p>1.91597278838364</text:p>
              </table:table-cell>
              <table:table-cell office:value-type="float" office:value="3.67892819320629">
                <text:p>3.67892819320629</text:p>
              </table:table-cell>
              <table:table-cell office:value-type="float" office:value="6.10623218783629">
                <text:p>6.10623218783629</text:p>
              </table:table-cell>
              <table:table-cell office:value-type="float" office:value="8.40404466814231">
                <text:p>8.40404466814231</text:p>
              </table:table-cell>
            </table:table-row>
            <table:table-row>
              <table:table-cell office:value-type="string">
                <text:p>Ускорение 2</text:p>
                <draw:g>
                  <svg:desc>O3.A6:O3.A6</svg:desc>
                </draw:g>
              </table:table-cell>
              <table:table-cell office:value-type="float" office:value="1">
                <text:p>1</text:p>
                <draw:g>
                  <svg:desc>O3.B6:O3.F6</svg:desc>
                </draw:g>
              </table:table-cell>
              <table:table-cell office:value-type="float" office:value="1.99857102351211">
                <text:p>1.99857102351211</text:p>
              </table:table-cell>
              <table:table-cell office:value-type="float" office:value="3.72848498107278">
                <text:p>3.72848498107278</text:p>
              </table:table-cell>
              <table:table-cell office:value-type="float" office:value="6.2241082034915">
                <text:p>6.2241082034915</text:p>
              </table:table-cell>
              <table:table-cell office:value-type="float" office:value="8.59131558291849">
                <text:p>8.591315582918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73cm" svg:height="10.307cm" xlink:href=".." xlink:type="simple" chart:class="chart:scatter" chart:style-name="ch1">
        <chart:title svg:x="6.156cm" svg:y="0.342cm" chart:style-name="ch2">
          <text:p>Эффективность распараллеливания</text:p>
        </chart:title>
        <chart:subtitle svg:x="8.167cm" svg:y="1.327cm" chart:style-name="ch3">
          <text:p>Замерено локально</text:p>
        </chart:subtitle>
        <chart:legend chart:legend-position="end" svg:x="15.845cm" svg:y="4.605cm" style:legend-expansion="high" chart:style-name="ch4"/>
        <chart:plot-area chart:style-name="ch5" table:cell-range-address="O3.A1:O3.F1 O3.A4:O3.F4 O3.A7:O3.F7" chart:data-source-has-labels="column" svg:x="1.412cm" svg:y="2.216cm" svg:width="14.032cm" svg:height="6.904cm">
          <chart:coordinate-region svg:x="2.139cm" svg:y="2.416cm" svg:width="13.118cm" svg:height="6.057cm"/>
          <chart:axis chart:dimension="x" chart:name="primary-x" chart:style-name="ch6">
            <chart:title svg:x="7.299cm" svg:y="9.326cm" chart:style-name="ch7">
              <text:p>Число потоков</text:p>
            </chart:title>
          </chart:axis>
          <chart:axis chart:dimension="y" chart:name="primary-y" chart:style-name="ch8">
            <chart:title svg:x="0.451cm" svg:y="6.916cm" chart:style-name="ch9">
              <text:p>Эффективность</text:p>
            </chart:title>
            <chart:grid chart:style-name="ch10" chart:class="major"/>
          </chart:axis>
          <chart:series chart:style-name="ch11" chart:values-cell-range-address="O3.B4:O3.F4" chart:label-cell-address="O3.A4:O3.A4" chart:class="chart:scatter">
            <chart:domain table:cell-range-address="O3.B1:O3.F1"/>
            <chart:data-point chart:repeated="5"/>
          </chart:series>
          <chart:series chart:style-name="ch12" chart:values-cell-range-address="O3.B7:O3.F7" chart:label-cell-address="O3.A7:O3.A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3.B1:O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Эффективность 1</text:p>
                <draw:g>
                  <svg:desc>O3.A4:O3.A4</svg:desc>
                </draw:g>
              </table:table-cell>
              <table:table-cell office:value-type="float" office:value="1">
                <text:p>1</text:p>
                <draw:g>
                  <svg:desc>O3.B4:O3.F4</svg:desc>
                </draw:g>
              </table:table-cell>
              <table:table-cell office:value-type="float" office:value="0.957986394191819">
                <text:p>0.957986394191819</text:p>
              </table:table-cell>
              <table:table-cell office:value-type="float" office:value="0.919732048301573">
                <text:p>0.919732048301573</text:p>
              </table:table-cell>
              <table:table-cell office:value-type="float" office:value="0.763279023479536">
                <text:p>0.763279023479536</text:p>
              </table:table-cell>
              <table:table-cell office:value-type="float" office:value="0.700337055678526">
                <text:p>0.700337055678526</text:p>
              </table:table-cell>
            </table:table-row>
            <table:table-row>
              <table:table-cell office:value-type="string">
                <text:p>Эффективность 2</text:p>
                <draw:g>
                  <svg:desc>O3.A7:O3.A7</svg:desc>
                </draw:g>
              </table:table-cell>
              <table:table-cell office:value-type="float" office:value="1">
                <text:p>1</text:p>
                <draw:g>
                  <svg:desc>O3.B7:O3.F7</svg:desc>
                </draw:g>
              </table:table-cell>
              <table:table-cell office:value-type="float" office:value="0.999285511756056">
                <text:p>0.999285511756056</text:p>
              </table:table-cell>
              <table:table-cell office:value-type="float" office:value="0.932121245268194">
                <text:p>0.932121245268194</text:p>
              </table:table-cell>
              <table:table-cell office:value-type="float" office:value="0.778013525436437">
                <text:p>0.778013525436437</text:p>
              </table:table-cell>
              <table:table-cell office:value-type="float" office:value="0.715942965243207">
                <text:p>0.7159429652432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